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svg:stroke-color="#ff3333" draw:fill="solid" draw:fill-color="#eeeeee" draw:textarea-horizontal-align="justify" draw:textarea-vertical-align="middle" draw:auto-grow-height="false" fo:min-height="3.861cm" fo:min-width="1.181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color="#ff3333" draw:fill="solid" draw:fill-color="#cccccc" draw:textarea-horizontal-align="justify" draw:textarea-vertical-align="middle" draw:auto-grow-height="false" fo:min-height="0.534cm" fo:min-width="0.28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6699cc" draw:textarea-horizontal-align="justify" draw:textarea-vertical-align="middle" draw:auto-grow-height="false" fo:min-height="0.147cm" fo:min-width="0cm"/>
    </style:style>
    <style:style style:name="gr8" style:family="graphic" style:parent-style-name="standard">
      <style:graphic-properties draw:fill-color="#6699cc" draw:textarea-horizontal-align="justify" draw:textarea-vertical-align="middle" draw:auto-grow-height="false" fo:min-height="0.148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14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146cm" fo:min-width="0cm"/>
    </style:style>
    <style:style style:name="gr11" style:family="graphic" style:parent-style-name="standard">
      <style:graphic-properties draw:fill-color="#6699cc" draw:textarea-horizontal-align="justify" draw:textarea-vertical-align="middle" draw:auto-grow-height="false" fo:min-height="0.146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313cm" fo:min-width="0.06cm"/>
    </style:style>
    <style:style style:name="gr13" style:family="graphic" style:parent-style-name="standard">
      <style:graphic-properties draw:textarea-horizontal-align="justify" draw:textarea-vertical-align="middle" draw:auto-grow-height="false" fo:min-height="0.31cm" fo:min-width="0.061cm"/>
    </style:style>
    <style:style style:name="gr14" style:family="graphic" style:parent-style-name="standard">
      <style:graphic-properties draw:fill-color="#6699cc" draw:textarea-horizontal-align="justify" draw:textarea-vertical-align="middle" draw:auto-grow-height="false" fo:min-height="0.31cm" fo:min-width="0.062cm"/>
    </style:style>
    <style:style style:name="gr15" style:family="graphic" style:parent-style-name="standard">
      <style:graphic-properties draw:fill-color="#6699cc" draw:textarea-horizontal-align="justify" draw:textarea-vertical-align="middle" draw:auto-grow-height="false" fo:min-height="0.308cm" fo:min-width="0.06cm"/>
    </style:style>
    <style:style style:name="gr16" style:family="graphic" style:parent-style-name="standard">
      <style:graphic-properties draw:fill-color="#6699cc" draw:textarea-horizontal-align="justify" draw:textarea-vertical-align="middle" draw:auto-grow-height="false" fo:min-height="0.311cm" fo:min-width="0.062cm"/>
    </style:style>
    <style:style style:name="gr17" style:family="graphic" style:parent-style-name="objectwithoutfill">
      <style:graphic-properties draw:stroke="dash" draw:stroke-dash="Ultrafine_20_Dashed" draw:marker-end="Dimension_20_Lines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6699cc"/>
      <style:paragraph-properties fo:text-align="center"/>
    </style:style>
    <style:style style:name="P8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display§\text{$\epsilon$-Lexicase Selection}§svg§600§FALSE§</svg:desc>
          <draw:polygon draw:style-name="gr1" draw:text-style-name="P1" draw:layer="layout" svg:width="6.219cm" svg:height="0.502cm" svg:x="2.023cm" svg:y="0.034cm" svg:viewBox="0 0 6220 503" draw:points="3110,503 0,503 0,0 6220,0 6220,503">
            <text:p/>
          </draw:polygon>
          <draw:path draw:style-name="gr2" draw:text-style-name="P2" draw:layer="layout" svg:width="0.24cm" svg:height="0.322cm" svg:x="2.058cm" svg:y="0.224cm" svg:viewBox="0 0 241 323" svg:d="M184 150c12 0 24 0 24-11s-7-11-22-11h-118c19-65 60-105 127-105h21c12 0 25 0 25-12 0-11-10-11-24-11h-22c-97 0-195 72-195 184 0 79 56 139 133 139 46 0 94-30 94-39 0-2 0-10-6-10-4 0-5 0-11 4-24 16-50 29-76 29-43 0-78-31-78-95 0-27 5-53 6-62z">
            <text:p/>
          </draw:path>
          <draw:polygon draw:style-name="gr2" draw:text-style-name="P2" draw:layer="layout" svg:width="0.194cm" svg:height="0.042cm" svg:x="2.323cm" svg:y="0.358cm" svg:viewBox="0 0 195 43" draw:points="195,43 195,0 0,0 0,43">
            <text:p/>
          </draw:polygon>
          <draw:path draw:style-name="gr2" draw:text-style-name="P2" draw:layer="layout" svg:width="0.399cm" svg:height="0.496cm" svg:x="2.579cm" svg:y="0.04cm" svg:viewBox="0 0 400 497" svg:d="M400 309h-19c-8 75-19 164-146 164h-59c-34 0-36-4-36-27v-389c0-25 0-34 68-34h25v-23c-27 1-93 1-121 1-30 0-87 0-112-1v23h17c57 0 57 8 57 34v384c0 25 0 32-57 32h-17v24h380z">
            <text:p/>
          </draw:path>
          <draw:path draw:style-name="gr2" draw:text-style-name="P2" draw:layer="layout" svg:width="0.281cm" svg:height="0.332cm" svg:x="3.028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<text:p/>
          </draw:path>
          <draw:path draw:style-name="gr2" draw:text-style-name="P2" draw:layer="layout" svg:width="0.366cm" svg:height="0.312cm" svg:x="3.336cm" svg:y="0.224cm" svg:viewBox="0 0 367 313" svg:d="M201 142c21-27 48-61 67-81 22-25 51-38 87-38v-23c-19 1-42 1-61 1-22 0-61-1-69-1v23c14 2 21 9 21 22 0 12-7 21-11 26l-45 57-57-75c-8-6-8-8-8-11 0-11 10-19 28-19v-23c-20 0-69 1-81 1-15 0-49 0-67-1v23c51 0 51 0 83 45l72 92-67 87c-36 44-79 46-93 46v20c19 0 42-1 61-1 21 0 51 1 68 1v-20c-16-5-20-12-20-22 0-18 20-43 64-94l55 72c7 8 18 22 18 25 0 7-7 17-29 19v20c24 0 63-1 80-1 21 0 48 1 70 1v-20c-39 0-53-2-68-22z">
            <text:p/>
          </draw:path>
          <draw:path draw:style-name="gr2" draw:text-style-name="P2" draw:layer="layout" svg:width="0.154cm" svg:height="0.486cm" svg:x="3.733cm" svg:y="0.051cm" svg:viewBox="0 0 155 487" svg:d="M104 165l-103 8v23c50 0 56 5 56 39v196c0 33-7 33-57 33v23c23 0 63-3 81-3 27 0 52 3 74 3v-23c-46 0-51-5-51-32zM109 39c0-25-18-39-38-39-24 0-40 20-40 39 0 18 16 37 40 37 20 0 38-14 38-37z">
            <text:p/>
          </draw:path>
          <draw:path draw:style-name="gr2" draw:text-style-name="P2" draw:layer="layout" svg:width="0.277cm" svg:height="0.332cm" svg:x="3.932cm" svg:y="0.211cm" svg:viewBox="0 0 278 333" svg:d="M61 166c0-116 58-147 98-147 6 0 53 0 78 26-29 2-35 26-35 33 0 19 14 34 35 34 19 0 32-14 32-34 0-48-54-78-110-78-91 0-159 78-159 170s72 163 155 163c101 0 123-86 123-94 0-6-9-6-10-6-6 0-9 2-9 6-22 68-69 75-95 75-39 0-103-30-103-148z">
            <text:p/>
          </draw:path>
          <draw:path draw:style-name="gr2" draw:text-style-name="P2" draw:layer="layout" svg:width="0.327cm" svg:height="0.332cm" svg:x="4.258cm" svg:y="0.211cm" svg:viewBox="0 0 328 333" svg:d="M212 272c3 29 23 60 56 60 16 0 60-9 60-70v-41h-17v41c0 41-18 47-27 47-25 0-27-33-27-37v-147c0-31 0-57-26-86-29-27-65-39-98-39-61 0-113 36-113 82 0 22 16 35 36 35 18 0 32-14 32-35 0-8-4-32-37-32 20-25 57-33 78-33 36 0 77 28 77 92v26c-36 4-87 5-134 29-53 22-72 61-72 93 0 57 71 76 117 76 48 0 80-28 95-61zM206 153v72c0 69-52 94-84 94-35 0-66-26-66-63 0-40 31-101 150-103z">
            <text:p/>
          </draw:path>
          <draw:path draw:style-name="gr2" draw:text-style-name="P2" draw:layer="layout" svg:width="0.238cm" svg:height="0.332cm" svg:x="4.613cm" svg:y="0.211cm" svg:viewBox="0 0 239 333" svg:d="M128 185c16 1 76 16 76 67 0 36-27 67-82 67-61 0-90-43-102-104-1-9-3-13-9-13-11 0-11 6-11 19v97c0 12 0 15 8 15 4 0 4 0 18-14 0 0 0-1 16-16 30 30 62 30 80 30 84 0 117-46 117-100 0-38-23-60-31-68-24-25-53-31-83-36-41-7-89-17-89-58 0-28 17-57 81-57 80 0 84 67 85 89 2 6 8 6 8 6 11 0 11-5 11-18v-74c0-12 0-17-9-17-4 0-4 0-15 8-1 4-11 11-12 12-26-20-57-20-68-20-91 0-117 50-117 88 0 27 12 47 31 65 25 18 45 23 97 32z">
            <text:p/>
          </draw:path>
          <draw:path draw:style-name="gr2" draw:text-style-name="P2" draw:layer="layout" svg:width="0.281cm" svg:height="0.332cm" svg:x="4.894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<text:p/>
          </draw:path>
          <draw:path draw:style-name="gr2" draw:text-style-name="P2" draw:layer="layout" svg:width="0.323cm" svg:height="0.528cm" svg:x="5.477cm" svg:y="0.025cm" svg:viewBox="0 0 324 529" svg:d="M215 231l-96-23c-45-11-72-49-72-93 0-52 40-95 95-95 121 0 138 120 142 153 3 4 3 7 10 7 9 0 9-3 9-16v-147c0-12 0-17-9-17-4 0-6 0-10 11l-25 40c-22-21-53-51-117-51-80 0-142 63-142 140 0 62 39 113 94 134 9 2 46 13 97 25 21 4 42 10 62 37 16 19 23 40 23 65 0 52-37 107-97 107-24 0-76-5-116-40-43-41-44-87-44-113-2-6-7-6-8-6-11 0-11 5-11 15v146c0 13 0 19 8 19 4 0 6-1 11-9 0 0 1-3 26-42 23 25 70 51 134 51 84 0 145-71 145-153 0-71-50-130-109-145z">
            <text:p/>
          </draw:path>
          <draw:path draw:style-name="gr2" draw:text-style-name="P2" draw:layer="layout" svg:width="0.281cm" svg:height="0.332cm" svg:x="5.854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<text:p/>
          </draw:path>
          <draw:path draw:style-name="gr2" draw:text-style-name="P2" draw:layer="layout" svg:width="0.163cm" svg:height="0.503cm" svg:x="6.182cm" svg:y="0.033cm" svg:viewBox="0 0 164 504" svg:d="M104 0l-104 8v23c51 0 57 5 57 41v377c0 34-7 34-57 34v21c25 0 63-1 82-1 16 0 53 1 82 1v-21c-51 0-60 0-60-34z">
            <text:p/>
          </draw:path>
          <draw:path draw:style-name="gr2" draw:text-style-name="P2" draw:layer="layout" svg:width="0.281cm" svg:height="0.332cm" svg:x="6.378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<text:p/>
          </draw:path>
          <draw:path draw:style-name="gr2" draw:text-style-name="P2" draw:layer="layout" svg:width="0.277cm" svg:height="0.332cm" svg:x="6.703cm" svg:y="0.211cm" svg:viewBox="0 0 278 333" svg:d="M61 166c0-116 58-147 98-147 6 0 53 0 78 26-29 2-35 26-35 33 0 19 14 34 35 34 19 0 32-14 32-34 0-48-54-78-110-78-91 0-159 78-159 170s72 163 155 163c101 0 123-86 123-94 0-6-9-6-10-6-6 0-9 2-9 6-22 68-69 75-95 75-39 0-103-30-103-148z">
            <text:p/>
          </draw:path>
          <draw:path draw:style-name="gr2" draw:text-style-name="P2" draw:layer="layout" svg:width="0.227cm" svg:height="0.455cm" svg:x="7.011cm" svg:y="0.091cm" svg:viewBox="0 0 228 456" svg:d="M113 155h103v-21h-103v-134h-19c-1 61-22 139-94 140v15h62v201c0 91 67 100 93 100 53 0 73-51 73-100v-42h-18v42c0 55-20 81-50 81-47 0-47-67-47-79z">
            <text:p/>
          </draw:path>
          <draw:path draw:style-name="gr2" draw:text-style-name="P2" draw:layer="layout" svg:width="0.154cm" svg:height="0.486cm" svg:x="7.301cm" svg:y="0.051cm" svg:viewBox="0 0 155 487" svg:d="M104 165l-103 8v23c50 0 56 5 56 39v196c0 33-7 33-57 33v23c23 0 63-3 81-3 27 0 52 3 74 3v-23c-46 0-51-5-51-32zM109 39c0-25-18-39-38-39-24 0-40 20-40 39 0 18 16 37 40 37 20 0 38-14 38-37z">
            <text:p/>
          </draw:path>
          <draw:path draw:style-name="gr2" draw:text-style-name="P2" draw:layer="layout" svg:width="0.323cm" svg:height="0.332cm" svg:x="7.5cm" svg:y="0.211cm" svg:viewBox="0 0 324 333" svg:d="M324 171c0-95-75-171-160-171-93 0-164 81-164 171 0 92 76 162 160 162 89 0 164-70 164-162zM164 314c-35 0-66-13-86-46-17-33-17-77-17-103 0-30 0-68 17-102 19-32 55-46 82-46 35 0 65 15 83 46 19 31 19 72 19 102 0 26 0 66-15 97-16 32-50 52-83 52z">
            <text:p/>
          </draw:path>
          <draw:path draw:style-name="gr2" draw:text-style-name="P2" draw:layer="layout" svg:width="0.366cm" svg:height="0.322cm" svg:x="7.862cm" svg:y="0.216cm" svg:viewBox="0 0 367 323" svg:d="M57 72v194c0 33-7 33-57 33v24c25 0 62-4 82-4s58 4 83 4v-24c-50 0-57 0-57-33v-133c0-76 51-116 98-116 46 0 53 39 53 80v169c0 33-7 33-57 33v24c26 0 64-4 82-4 19 0 58 4 83 4v-24c-39 0-56 0-58-21v-139c0-63 0-86-22-113-11-12-34-26-77-26-55 0-87 31-107 76v-76l-103 8v23c51 0 57 5 57 41z">
            <text:p/>
          </draw:path>
        </draw:g>
        <draw:custom-shape draw:style-name="gr3" draw:text-style-name="P3" draw:layer="layout" svg:width="1.681cm" svg:height="4.111cm" svg:x="1.234cm" svg:y="1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epsilon_2§svg§600§TRUE§</svg:desc>
          <draw:polygon draw:style-name="gr4" draw:text-style-name="P4" draw:layer="layout" svg:width="0.572cm" svg:height="0.389cm" svg:x="2.146cm" svg:y="4.523cm" svg:viewBox="0 0 573 390" draw:points="286,390 0,390 0,0 573,0 573,390">
            <text:p/>
          </draw:polygon>
          <draw:path draw:style-name="gr2" draw:text-style-name="P2" draw:layer="layout" svg:width="0.236cm" svg:height="0.297cm" svg:x="2.18cm" svg:y="4.521cm" svg:viewBox="0 0 237 298" svg:d="M180 139c12 0 25 0 25-11 0-10-9-10-21-10h-117c18-59 59-97 123-97h23c12 0 24 0 24-11 0-10-10-10-22-10h-25c-93 0-190 67-190 170 0 75 55 128 130 128 46 0 93-27 93-34 0-2 0-10-6-10-2 0-4 0-10 4-23 15-49 27-75 27-43 0-77-29-77-88 0-25 4-50 6-58z">
            <text:p/>
          </draw:path>
          <draw:path draw:style-name="gr2" draw:text-style-name="P2" draw:layer="layout" svg:width="0.222cm" svg:height="0.312cm" svg:x="2.466cm" svg:y="4.599cm" svg:viewBox="0 0 223 313" svg:d="M223 227h-18c0 12-7 39-13 44-4 2-42 2-50 2h-91c52-44 68-57 99-78 38-29 73-57 73-103 0-58-55-92-118-92-62 0-105 42-105 84 0 25 22 27 26 27 12 0 27-8 27-25 0-8-2-25-29-25 14-34 49-44 73-44 51 0 77 36 77 75 0 42-32 74-48 91l-122 113c-4 4-4 4-4 17h207z">
            <text:p/>
          </draw:path>
        </draw:g>
        <draw:custom-shape draw:style-name="gr5" draw:text-style-name="P5" draw:layer="layout" svg:width="0.784cm" svg:height="0.784cm" svg:x="2.04cm" svg:y="5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line draw:style-name="gr6" draw:text-style-name="P6" draw:layer="layout" svg:x1="0.861cm" svg:y1="11.074cm" svg:x2="0.861cm" svg:y2="1.733cm">
              <text:p/>
            </draw:line>
            <draw:line draw:style-name="gr6" draw:text-style-name="P6" draw:layer="layout" svg:x1="0.861cm" svg:y1="11.076cm" svg:x2="10.202cm" svg:y2="11.076cm">
              <text:p/>
            </draw:line>
            <draw:custom-shape draw:style-name="gr7" draw:text-style-name="P7" draw:layer="layout" svg:width="0.559cm" svg:height="0.561cm" svg:x="4.893cm" svg:y="4.6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561cm" svg:height="0.562cm" svg:x="4.796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56cm" svg:height="0.561cm" svg:x="6.681cm" svg:y="8.2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561cm" svg:height="0.559cm" svg:x="2.288cm" svg:y="3.4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56cm" svg:height="0.562cm" svg:x="5.493cm" svg:y="6.3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56cm" svg:height="0.56cm" svg:x="1.416cm" svg:y="2.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56cm" svg:height="0.558cm" svg:x="3.664cm" svg:y="5.6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559cm" svg:height="0.56cm" svg:x="6.733cm" svg:y="5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559cm" svg:height="0.561cm" svg:x="8.606cm" svg:y="9.0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8" draw:layer="layout" svg:width="0.56cm" svg:height="0.563cm" svg:x="1.416cm" svg:y="2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8" draw:layer="layout" svg:width="0.561cm" svg:height="0.56cm" svg:x="2.168cm" svg:y="5.2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7" draw:layer="layout" svg:width="0.562cm" svg:height="0.56cm" svg:x="3.476cm" svg:y="7.1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56cm" svg:height="0.558cm" svg:x="5.345cm" svg:y="8.2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7" draw:layer="layout" svg:width="0.562cm" svg:height="0.561cm" svg:x="7.586cm" svg:y="9.0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svg:title>TexMaths</svg:title>
            <svg:desc>14§display§e_1§svg§600§FALSE§</svg:desc>
            <draw:polygon draw:style-name="gr1" draw:text-style-name="P1" draw:layer="layout" svg:width="0.626cm" svg:height="0.42cm" svg:x="5.218cm" svg:y="11.401cm" svg:viewBox="0 0 627 421" draw:points="313,421 0,421 0,0 627,0 627,421">
              <text:p/>
            </draw:polygon>
            <draw:path draw:style-name="gr2" draw:text-style-name="P2" draw:layer="layout" svg:width="0.28cm" svg:height="0.329cm" svg:x="5.25cm" svg:y="11.39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<text:p/>
            </draw:path>
            <draw:path draw:style-name="gr2" draw:text-style-name="P2" draw:layer="layout" svg:width="0.188cm" svg:height="0.337cm" svg:x="5.609cm" svg:y="11.484cm" svg:viewBox="0 0 189 338" svg:d="M115 14c0-14 0-14-13-14-34 32-82 32-102 32v19c12 0 45 0 74-14v260c0 16 0 22-51 22h-18v19c7 0 71-1 89-1s82 1 95 1v-19h-22c-52 0-52-6-52-22z">
              <text:p/>
            </draw:path>
          </draw:g>
          <draw:g>
            <svg:title>TexMaths</svg:title>
            <svg:desc>14§display§e_2§svg§600§FALSE§</svg:desc>
            <draw:polygon draw:style-name="gr1" draw:text-style-name="P1" draw:layer="layout" svg:width="0.626cm" svg:height="0.42cm" svg:x="0.018cm" svg:y="6.199cm" svg:viewBox="0 0 627 421" draw:points="313,421 0,421 0,0 627,0 627,421">
              <text:p/>
            </draw:polygon>
            <draw:path draw:style-name="gr2" draw:text-style-name="P2" draw:layer="layout" svg:width="0.28cm" svg:height="0.329cm" svg:x="0.051cm" svg:y="6.188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<text:p/>
            </draw:path>
            <draw:path draw:style-name="gr2" draw:text-style-name="P2" draw:layer="layout" svg:width="0.226cm" svg:height="0.337cm" svg:x="0.387cm" svg:y="6.281cm" svg:viewBox="0 0 227 338" svg:d="M227 246h-18c0 11-7 41-13 47-5 1-43 1-52 1h-93c53-47 71-61 102-84 38-31 74-62 74-112 0-61-56-98-119-98-65 0-108 45-108 91 0 26 23 28 26 28 13 0 27-7 27-26 0-9-2-27-28-27 14-36 49-47 73-47 52 0 80 38 80 79 0 46-34 81-50 100l-123 121c-5 5-5 5-5 19h210z">
              <text:p/>
            </draw:path>
          </draw:g>
        </draw:g>
        <draw:line draw:style-name="gr17" draw:text-style-name="P6" draw:layer="layout" svg:x1="1.88cm" svg:y1="5.443cm" svg:x2="1.88cm" svg:y2="4.322cm">
          <text:p/>
        </draw:line>
        <draw:g>
          <svg:title>TexMaths</svg:title>
          <svg:desc>14§display§\epsilon_1§svg§600§TRUE§</svg:desc>
          <draw:polygon draw:style-name="gr4" draw:text-style-name="P4" draw:layer="layout" svg:width="0.572cm" svg:height="0.389cm" svg:x="2.146cm" svg:y="2.261cm" svg:viewBox="0 0 573 390" draw:points="286,390 0,390 0,0 573,0 573,390">
            <text:p/>
          </draw:polygon>
          <draw:path draw:style-name="gr2" draw:text-style-name="P2" draw:layer="layout" svg:width="0.236cm" svg:height="0.297cm" svg:x="2.18cm" svg:y="2.259cm" svg:viewBox="0 0 237 298" svg:d="M180 139c12 0 25 0 25-11 0-10-9-10-21-10h-117c18-59 59-97 123-97h23c12 0 24 0 24-11 0-10-10-10-22-10h-25c-93 0-190 67-190 170 0 75 55 128 130 128 46 0 93-27 93-34 0-2 0-10-6-10-2 0-4 0-10 4-23 15-49 27-75 27-43 0-77-29-77-88 0-25 4-50 6-58z">
            <text:p/>
          </draw:path>
          <draw:path draw:style-name="gr2" draw:text-style-name="P2" draw:layer="layout" svg:width="0.183cm" svg:height="0.312cm" svg:x="2.488cm" svg:y="2.337cm" svg:viewBox="0 0 184 313" svg:d="M113 13c0-13 0-13-14-13-32 31-79 31-99 31v17c12 0 45 0 73-14v241c0 15 0 21-51 21h-18v17c8 0 71-2 89-2 16 0 79 2 91 2v-17h-20c-51 0-51-6-51-21z">
            <text:p/>
          </draw:path>
        </draw:g>
        <draw:line draw:style-name="gr18" draw:text-style-name="P6" draw:layer="layout" svg:x1="1.359cm" svg:y1="5.443cm" svg:x2="2.667cm" svg:y2="5.443cm">
          <text:p/>
        </draw:line>
        <draw:line draw:style-name="gr6" draw:text-style-name="P6" draw:layer="layout" svg:x1="4.327cm" svg:y1="4.696cm" svg:x2="2.832cm" svg:y2="5.256cm">
          <text:p/>
        </draw:line>
        <draw:g>
          <svg:title>TexMaths</svg:title>
          <svg:desc>14§display§\text{selected}§svg§600§FALSE§</svg:desc>
          <draw:polygon draw:style-name="gr1" draw:text-style-name="P1" draw:layer="layout" svg:width="2.449cm" svg:height="0.502cm" svg:x="4.513cm" svg:y="4.093cm" svg:viewBox="0 0 2450 503" draw:points="1226,503 0,503 0,0 2450,0 2450,503">
            <text:p/>
          </draw:polygon>
          <draw:path draw:style-name="gr2" draw:text-style-name="P2" draw:layer="layout" svg:width="0.238cm" svg:height="0.332cm" svg:x="4.538cm" svg:y="4.271cm" svg:viewBox="0 0 239 333" svg:d="M128 185c16 4 76 16 76 67 0 36-25 67-82 67-61 0-90-43-102-104-1-9-3-13-9-13-11 0-11 7-11 19v97c0 12 0 15 8 15 4 0 4 0 18-14 0 0 0-1 16-16 30 30 62 30 80 30 84 0 117-46 117-100 0-38-23-60-31-68-24-25-53-31-83-36-41-7-89-17-89-58 0-28 17-57 81-57 80 0 84 67 85 89 2 6 8 6 8 6 11 0 11-5 11-18v-74c0-12 0-17-9-17-4 0-4 0-15 8-1 4-11 11-12 12-26-20-57-20-68-20-91 0-117 50-117 88 0 27 12 48 31 65 25 18 45 23 97 32z">
            <text:p/>
          </draw:path>
          <draw:path draw:style-name="gr2" draw:text-style-name="P2" draw:layer="layout" svg:width="0.281cm" svg:height="0.332cm" svg:x="4.818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163cm" svg:height="0.503cm" svg:x="5.142cm" svg:y="4.092cm" svg:viewBox="0 0 164 504" svg:d="M104 0l-104 8v23c51 0 57 5 57 41v378c0 33-7 33-57 33v21c25 0 63-1 82-1 16 0 53 1 82 1v-21c-51 0-60 0-60-33z">
            <text:p/>
          </draw:path>
          <draw:path draw:style-name="gr2" draw:text-style-name="P2" draw:layer="layout" svg:width="0.281cm" svg:height="0.332cm" svg:x="5.339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277cm" svg:height="0.332cm" svg:x="5.666cm" svg:y="4.271cm" svg:viewBox="0 0 278 333" svg:d="M61 167c0-117 58-148 98-148 6 0 53 0 78 26-29 2-35 26-35 33 0 19 14 34 35 34 19 0 32-14 32-34 0-48-54-78-110-78-91 0-159 78-159 170s72 163 155 163c101 0 123-86 123-93s-9-7-10-7c-6 0-9 2-9 7-22 67-69 74-95 74-39 0-103-30-103-147z">
            <text:p/>
          </draw:path>
          <draw:path draw:style-name="gr2" draw:text-style-name="P2" draw:layer="layout" svg:width="0.227cm" svg:height="0.455cm" svg:x="5.974cm" svg:y="4.149cm" svg:viewBox="0 0 228 456" svg:d="M113 158h103v-24h-103v-134h-19c-1 61-22 139-94 140v18h62v198c0 91 67 100 93 100 53 0 73-51 73-100v-42h-18v42c0 55-24 81-50 81-47 0-47-67-47-79z">
            <text:p/>
          </draw:path>
          <draw:path draw:style-name="gr2" draw:text-style-name="P2" draw:layer="layout" svg:width="0.281cm" svg:height="0.332cm" svg:x="6.26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357cm" svg:height="0.513cm" svg:x="6.585cm" svg:y="4.092cm" svg:viewBox="0 0 358 514" svg:d="M252 464v50l106-10v-21c-49 0-55-6-55-42v-441l-106 8v23c52 0 56 5 56 41v157c-20-27-51-45-89-45-88 0-164 72-164 165 0 92 72 165 154 165 48 0 79-25 98-50zM252 271v148c0 13 0 13-9 27-21 35-53 51-84 51-34 0-61-19-77-47-20-29-21-70-21-101 0-26 1-71 21-103 16-24 43-45 83-45 26 0 56 9 78 42 9 13 9 14 9 28z">
            <text:p/>
          </draw:path>
        </draw:g>
        <draw:g>
          <draw:line draw:style-name="gr17" draw:text-style-name="P6" draw:layer="layout" svg:x1="1.799cm" svg:y1="2.727cm" svg:x2="2.91cm" svg:y2="2.727cm">
            <text:p/>
          </draw:line>
          <draw:line draw:style-name="gr18" draw:text-style-name="P6" draw:layer="layout" svg:x1="1.7cm" svg:y1="2.104cm" svg:x2="1.7cm" svg:y2="3.412cm">
            <text:p/>
          </draw:line>
        </draw:g>
        <draw:g>
          <svg:title>TexMaths</svg:title>
          <svg:desc>14§display§\texttt{sequence}:\{t_1, t_2\}§svg§600§FALSE§</svg:desc>
          <draw:polygon draw:style-name="gr1" draw:text-style-name="P1" draw:layer="layout" svg:width="3.981cm" svg:height="0.491cm" svg:x="3.119cm" svg:y="0.827cm" svg:viewBox="0 0 3982 492" draw:points="1991,492 0,492 0,0 3982,0 3982,492">
            <text:p/>
          </draw:polygon>
          <draw:path draw:style-name="gr2" draw:text-style-name="P2" draw:layer="layout" svg:width="0.191cm" svg:height="0.22cm" svg:x="3.154cm" svg:y="0.979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2" draw:text-style-name="P2" draw:layer="layout" svg:width="0.202cm" svg:height="0.22cm" svg:x="3.403cm" svg:y="0.979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2" draw:text-style-name="P2" draw:layer="layout" svg:width="0.245cm" svg:height="0.325cm" svg:x="3.654cm" svg:y="0.98cm" svg:viewBox="0 0 246 326" svg:d="M202 20c0-9 0-20-17-20s-17 8-17 27c-14-14-34-27-62-27-56 0-106 48-106 109 0 62 46 109 101 109 33 0 56-18 67-29v107h-24c-8 0-21 0-21 15s13 15 21 15h83c7 0 19 0 19-15s-12-15-19-15h-25zM168 120c0 28-24 69-64 69-38 0-70-35-70-80s35-78 74-78c38 0 60 38 60 70z">
            <text:p/>
          </draw:path>
          <draw:path draw:style-name="gr2" draw:text-style-name="P2" draw:layer="layout" svg:width="0.247cm" svg:height="0.216cm" svg:x="3.897cm" svg:y="0.983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2" draw:text-style-name="P2" draw:layer="layout" svg:width="0.202cm" svg:height="0.22cm" svg:x="4.176cm" svg:y="0.979cm" svg:viewBox="0 0 203 221" svg:d="M183 123c10 0 20 0 20-18 0-56-32-105-97-105-58 0-106 49-106 111 0 60 50 110 113 110 66 0 90-45 90-57 0-14-15-14-18-14-9 0-13 1-16 11-11 25-37 29-51 29-38 0-75-25-83-67zM35 94c7-37 36-63 71-63 27 0 56 11 62 63z">
            <text:p/>
          </draw:path>
          <draw:path draw:style-name="gr2" draw:text-style-name="P2" draw:layer="layout" svg:width="0.247cm" svg:height="0.216cm" svg:x="4.411cm" svg:y="0.98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2" draw:text-style-name="P2" draw:layer="layout" svg:width="0.194cm" svg:height="0.22cm" svg:x="4.7cm" svg:y="0.979cm" svg:viewBox="0 0 195 221" svg:d="M195 164c0-14-14-14-17-14-9 0-13 1-17 11-3 7-13 29-49 29-42 0-78-35-78-79 0-24 14-80 81-80 11 0 29 0 29 4 2 17 10 24 23 24 11 0 22-9 22-23 0-36-52-36-74-36-86 0-115 67-115 111 0 60 46 110 109 110 69 0 86-49 86-57z">
            <text:p/>
          </draw:path>
          <draw:path draw:style-name="gr2" draw:text-style-name="P2" draw:layer="layout" svg:width="0.202cm" svg:height="0.22cm" svg:x="4.948cm" svg:y="0.979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2" draw:text-style-name="P2" draw:layer="layout" svg:width="0.052cm" svg:height="0.212cm" svg:x="5.365cm" svg:y="0.983cm" svg:viewBox="0 0 53 213" svg:d="M53 27c0-16-11-27-26-27-14 0-27 11-27 27 0 14 13 26 27 26 15 0 26-12 26-26zM53 188c0-16-11-27-26-27-14 0-27 11-27 27 0 14 13 25 27 25 15 0 26-11 26-25z">
            <text:p/>
          </draw:path>
          <draw:path draw:style-name="gr2" draw:text-style-name="P2" draw:layer="layout" svg:width="0.175cm" svg:height="0.492cm" svg:x="5.631cm" svg:y="0.826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2" draw:text-style-name="P2" draw:layer="layout" svg:width="0.152cm" svg:height="0.314cm" svg:x="5.852cm" svg:y="0.888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2" draw:text-style-name="P2" draw:layer="layout" svg:width="0.126cm" svg:height="0.229cm" svg:x="6.055cm" svg:y="1.04cm" svg:viewBox="0 0 127 230" svg:d="M78 10c0-10 0-10-9-10-23 22-55 22-69 22v13c8 0 31 0 50-10v177c0 11 0 15-35 15h-12v13c5 0 49-2 61-2s55 2 63 2v-13h-14c-35 0-35-4-35-15z">
            <text:p/>
          </draw:path>
          <draw:path draw:style-name="gr2" draw:text-style-name="P2" draw:layer="layout" svg:width="0.058cm" svg:height="0.147cm" svg:x="6.281cm" svg:y="1.143cm" svg:viewBox="0 0 59 148" svg:d="M59 52c0-32-13-52-32-52-17 0-27 13-27 27 0 12 10 26 27 26 5 0 12-3 18-7 1-1 1-1 1-1 2 0 2 0 2 7 0 38-17 67-34 84-6 4-6 5-6 7 0 4 3 5 5 5 5 0 46-37 46-96z">
            <text:p/>
          </draw:path>
          <draw:path draw:style-name="gr2" draw:text-style-name="P2" draw:layer="layout" svg:width="0.152cm" svg:height="0.314cm" svg:x="6.468cm" svg:y="0.888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2" draw:text-style-name="P2" draw:layer="layout" svg:width="0.153cm" svg:height="0.229cm" svg:x="6.656cm" svg:y="1.04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2" draw:text-style-name="P2" draw:layer="layout" svg:width="0.175cm" svg:height="0.492cm" svg:x="6.89cm" svg:y="0.826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87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16:41.712021184</meta:creation-date>
    <dc:date>2017-03-06T14:45:52.061140456</dc:date>
    <meta:editing-duration>PT55M2S</meta:editing-duration>
    <meta:editing-cycles>16</meta:editing-cycles>
    <meta:generator>LibreOffice/5.1.6.2$Linux_X86_64 LibreOffice_project/10m0$Build-2</meta:generator>
    <meta:document-statistic meta:object-count="91"/>
  </office:meta>
</office:document-meta>
</file>